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KR" svg:font-family="'Noto Sans KR'" style:font-family-generic="system" style:font-pitch="variable"/>
    <style:font-face style:name="맑은 고딕" svg:font-family="'맑은 고딕'" style:font-family-generic="swiss"/>
  </office:font-face-decls>
  <office:automatic-styles>
    <style:style style:name="co1" style:family="table-column">
      <style:table-column-properties fo:break-before="auto" style:column-width="1.83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990.53288063" calcext:value-type="float">
            <text:p>990.53288063</text:p>
          </table:table-cell>
          <table:table-cell office:value-type="float" office:value="0" calcext:value-type="float">
            <text:p>0</text:p>
          </table:table-cell>
          <table:table-cell office:value-type="float" office:value="351.83582645" calcext:value-type="float">
            <text:p>351.83582645</text:p>
          </table:table-cell>
          <table:table-cell table:number-columns-repeated="4"/>
          <table:table-cell office:value-type="string" calcext:value-type="string">
            <text:p>fx</text:p>
          </table:table-cell>
          <table:table-cell/>
          <table:table-cell office:value-type="string" calcext:value-type="string">
            <text:p>cx</text:p>
          </table:table-cell>
          <table:table-cell table:number-columns-repeated="2"/>
          <table:table-cell office:value-type="string" calcext:value-type="string">
            <text:p>fx</text:p>
          </table:table-cell>
          <table:table-cell table:formula="of:=ROUND([.$A$1]/[.$I$8];4)" office:value-type="float" office:value="0.7739" calcext:value-type="float">
            <text:p>0.7739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0.53288063" calcext:value-type="float">
            <text:p>990.53288063</text:p>
          </table:table-cell>
          <table:table-cell office:value-type="float" office:value="638.28751471" calcext:value-type="float">
            <text:p>638.2875147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cy</text:p>
          </table:table-cell>
          <table:table-cell table:number-columns-repeated="2"/>
          <table:table-cell office:value-type="string" calcext:value-type="string">
            <text:p>fy</text:p>
          </table:table-cell>
          <table:table-cell table:formula="of:=ROUND([.$B$2]/[.$I$7];4)" office:value-type="float" office:value="1.3757" calcext:value-type="float">
            <text:p>1.375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x</text:p>
          </table:table-cell>
          <table:table-cell table:formula="of:=ROUND(([.$C$1]+0.5)/[.$I$8];4)" office:value-type="float" office:value="0.2753" calcext:value-type="float">
            <text:p>0.2753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cy</text:p>
          </table:table-cell>
          <table:table-cell table:formula="of:=ROUND(([.$C$2]+0.5)/[.$I$7];4)" office:value-type="float" office:value="0.8872" calcext:value-type="float">
            <text:p>0.8872</text:p>
          </table:table-cell>
          <table:table-cell table:number-columns-repeated="1010"/>
        </table:table-row>
        <table:table-row table:style-name="ro1">
          <table:table-cell office:value-type="float" office:value="0.0045788" calcext:value-type="float">
            <text:p>0.0045788</text:p>
          </table:table-cell>
          <table:table-cell office:value-type="float" office:value="0.01475336" calcext:value-type="float">
            <text:p>0.01475336</text:p>
          </table:table-cell>
          <table:table-cell office:value-type="float" office:value="0.0052071" calcext:value-type="float">
            <text:p>0.0052071</text:p>
          </table:table-cell>
          <table:table-cell office:value-type="float" office:value="0.00041323" calcext:value-type="float">
            <text:p>0.00041323</text:p>
          </table:table-cell>
          <table:table-cell office:value-type="float" office:value="0.01369242" calcext:value-type="float">
            <text:p>0.01369242</text:p>
          </table:table-cell>
          <table:table-cell office:value-type="float" office:value="-0.00422998" calcext:value-type="float">
            <text:p>-0.00422998</text:p>
          </table:table-cell>
          <table:table-cell table:number-columns-repeated="6"/>
          <table:table-cell office:value-type="string" calcext:value-type="string">
            <text:p>k1</text:p>
          </table:table-cell>
          <table:table-cell table:formula="of:=[.$A$5]" office:value-type="float" office:value="0.0045788" calcext:value-type="float">
            <text:p>0.0045788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k2</text:p>
          </table:table-cell>
          <table:table-cell table:formula="of:=[.$B$5]" office:value-type="float" office:value="0.01475336" calcext:value-type="float">
            <text:p>0.014753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BSLAM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string" calcext:value-type="string">
            <text:p>k3</text:p>
          </table:table-cell>
          <table:table-cell table:formula="of:=[.$E$5]" office:value-type="float" office:value="0.01369242" calcext:value-type="float">
            <text:p>0.01369242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width</text:p>
          </table:table-cell>
          <table:table-cell office:value-type="float" office:value="1280" calcext:value-type="float">
            <text:p>1280</text:p>
          </table:table-cell>
          <table:table-cell table:number-columns-repeated="3"/>
          <table:table-cell office:value-type="string" calcext:value-type="string">
            <text:p>k4</text:p>
          </table:table-cell>
          <table:table-cell table:formula="of:=[.$F$5]" office:value-type="float" office:value="-0.00422998" calcext:value-type="float">
            <text:p>-0.00422998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t1</text:p>
          </table:table-cell>
          <table:table-cell table:formula="of:=[.$C$5]" office:value-type="float" office:value="0.0052071" calcext:value-type="float">
            <text:p>0.0052071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t2</text:p>
          </table:table-cell>
          <table:table-cell table:formula="of:=[.$D$5]" office:value-type="float" office:value="0.00041323" calcext:value-type="float">
            <text:p>0.00041323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DSOSLAM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1238.2207" calcext:value-type="float">
            <text:p>1238.2207</text:p>
          </table:table-cell>
          <table:table-cell office:value-type="float" office:value="0" calcext:value-type="float">
            <text:p>0</text:p>
          </table:table-cell>
          <table:table-cell office:value-type="float" office:value="356.263946" calcext:value-type="float">
            <text:p>356.263946</text:p>
          </table:table-cell>
          <table:table-cell table:number-columns-repeated="4"/>
          <table:table-cell office:value-type="string" calcext:value-type="string">
            <text:p>fx</text:p>
          </table:table-cell>
          <table:table-cell/>
          <table:table-cell office:value-type="string" calcext:value-type="string">
            <text:p>cx</text:p>
          </table:table-cell>
          <table:table-cell table:number-columns-repeated="2"/>
          <table:table-cell office:value-type="string" calcext:value-type="string">
            <text:p>fx</text:p>
          </table:table-cell>
          <table:table-cell table:formula="of:=ROUND([.$A$1]/[.$I$8];4)" office:value-type="float" office:value="0.7739" calcext:value-type="float">
            <text:p>0.7739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7.63698" calcext:value-type="float">
            <text:p>1297.63698</text:p>
          </table:table-cell>
          <table:table-cell office:value-type="float" office:value="669.608876" calcext:value-type="float">
            <text:p>669.60887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cy</text:p>
          </table:table-cell>
          <table:table-cell table:number-columns-repeated="2"/>
          <table:table-cell office:value-type="string" calcext:value-type="string">
            <text:p>fy</text:p>
          </table:table-cell>
          <table:table-cell table:formula="of:=ROUND([.$B$2]/[.$I$7];4)" office:value-type="float" office:value="1.3757" calcext:value-type="float">
            <text:p>1.375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x</text:p>
          </table:table-cell>
          <table:table-cell table:formula="of:=ROUND(([.$C$1]+0.5)/[.$I$8];4)" office:value-type="float" office:value="0.2753" calcext:value-type="float">
            <text:p>0.2753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cy</text:p>
          </table:table-cell>
          <table:table-cell table:formula="of:=ROUND(([.$C$2]+0.5)/[.$I$7];4)" office:value-type="float" office:value="0.8872" calcext:value-type="float">
            <text:p>0.8872</text:p>
          </table:table-cell>
          <table:table-cell table:number-columns-repeated="1010"/>
        </table:table-row>
        <table:table-row table:style-name="ro1">
          <table:table-cell office:value-type="float" office:value="0.0045788" calcext:value-type="float">
            <text:p>0.0045788</text:p>
          </table:table-cell>
          <table:table-cell office:value-type="float" office:value="0.01475336" calcext:value-type="float">
            <text:p>0.01475336</text:p>
          </table:table-cell>
          <table:table-cell office:value-type="float" office:value="0.0052071" calcext:value-type="float">
            <text:p>0.0052071</text:p>
          </table:table-cell>
          <table:table-cell office:value-type="float" office:value="0.00041323" calcext:value-type="float">
            <text:p>0.00041323</text:p>
          </table:table-cell>
          <table:table-cell office:value-type="float" office:value="0.01369242" calcext:value-type="float">
            <text:p>0.01369242</text:p>
          </table:table-cell>
          <table:table-cell office:value-type="float" office:value="-0.00422998" calcext:value-type="float">
            <text:p>-0.00422998</text:p>
          </table:table-cell>
          <table:table-cell table:number-columns-repeated="6"/>
          <table:table-cell office:value-type="string" calcext:value-type="string">
            <text:p>k1</text:p>
          </table:table-cell>
          <table:table-cell table:formula="of:=[.$A$5]" office:value-type="float" office:value="0.0045788" calcext:value-type="float">
            <text:p>0.0045788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k2</text:p>
          </table:table-cell>
          <table:table-cell table:formula="of:=[.$B$5]" office:value-type="float" office:value="0.01475336" calcext:value-type="float">
            <text:p>0.014753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BSLAM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string" calcext:value-type="string">
            <text:p>k3</text:p>
          </table:table-cell>
          <table:table-cell table:formula="of:=[.$E$5]" office:value-type="float" office:value="0.01369242" calcext:value-type="float">
            <text:p>0.01369242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width</text:p>
          </table:table-cell>
          <table:table-cell office:value-type="float" office:value="1280" calcext:value-type="float">
            <text:p>1280</text:p>
          </table:table-cell>
          <table:table-cell table:number-columns-repeated="3"/>
          <table:table-cell office:value-type="string" calcext:value-type="string">
            <text:p>k4</text:p>
          </table:table-cell>
          <table:table-cell table:formula="of:=[.$F$5]" office:value-type="float" office:value="-0.00422998" calcext:value-type="float">
            <text:p>-0.00422998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t1</text:p>
          </table:table-cell>
          <table:table-cell table:formula="of:=[.$C$5]" office:value-type="float" office:value="0.0052071" calcext:value-type="float">
            <text:p>0.0052071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t2</text:p>
          </table:table-cell>
          <table:table-cell table:formula="of:=[.$D$5]" office:value-type="float" office:value="0.00041323" calcext:value-type="float">
            <text:p>0.00041323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DSOSLAM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camera matrix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[[1.23822070e+03 0.00000000e+00 3.56263946e+02]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[0.00000000e+00 1.29763698e+03 6.69608876e+02]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[0.00000000e+00 0.00000000e+00 1.00000000e+00]]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distCoeff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[[-0.23137358 -0.58059596 -0.0794871 <text:s/>-0.0370665 <text:s text:c="2"/>0.63698254]]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1238.2207" calcext:value-type="float">
            <text:p>1238.2207</text:p>
          </table:table-cell>
          <table:table-cell office:value-type="float" office:value="0" calcext:value-type="float">
            <text:p>0</text:p>
          </table:table-cell>
          <table:table-cell office:value-type="float" office:value="356.263946" calcext:value-type="float">
            <text:p>356.263946</text:p>
          </table:table-cell>
          <table:table-cell table:number-columns-repeated="4"/>
          <table:table-cell office:value-type="string" calcext:value-type="string">
            <text:p>fx</text:p>
          </table:table-cell>
          <table:table-cell/>
          <table:table-cell office:value-type="string" calcext:value-type="string">
            <text:p>cx</text:p>
          </table:table-cell>
          <table:table-cell table:number-columns-repeated="2"/>
          <table:table-cell office:value-type="string" calcext:value-type="string">
            <text:p>fx</text:p>
          </table:table-cell>
          <table:table-cell table:formula="of:=ROUND([.$A$1]/[.$I$8];4)" office:value-type="float" office:value="0.9674" calcext:value-type="float">
            <text:p>0.9674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7.63698" calcext:value-type="float">
            <text:p>1297.63698</text:p>
          </table:table-cell>
          <table:table-cell office:value-type="float" office:value="669.608876" calcext:value-type="float">
            <text:p>669.60887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cy</text:p>
          </table:table-cell>
          <table:table-cell table:number-columns-repeated="2"/>
          <table:table-cell office:value-type="string" calcext:value-type="string">
            <text:p>fy</text:p>
          </table:table-cell>
          <table:table-cell table:formula="of:=ROUND([.$B$2]/[.$I$7];4)" office:value-type="float" office:value="1.8023" calcext:value-type="float">
            <text:p>1.8023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x</text:p>
          </table:table-cell>
          <table:table-cell table:formula="of:=ROUND(([.$C$1]+0.5)/[.$I$8];4)" office:value-type="float" office:value="0.2787" calcext:value-type="float">
            <text:p>0.2787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cy</text:p>
          </table:table-cell>
          <table:table-cell table:formula="of:=ROUND(([.$C$2]+0.5)/[.$I$7];4)" office:value-type="float" office:value="0.9307" calcext:value-type="float">
            <text:p>0.9307</text:p>
          </table:table-cell>
          <table:table-cell table:number-columns-repeated="1010"/>
        </table:table-row>
        <table:table-row table:style-name="ro1">
          <table:table-cell office:value-type="float" office:value="-0.23137358" calcext:value-type="float">
            <text:p>-0.23137358</text:p>
          </table:table-cell>
          <table:table-cell office:value-type="float" office:value="-0.58058596" calcext:value-type="float">
            <text:p>-0.58058596</text:p>
          </table:table-cell>
          <table:table-cell office:value-type="float" office:value="-0.0794871" calcext:value-type="float">
            <text:p>-0.0794871</text:p>
          </table:table-cell>
          <table:table-cell table:style-name="ce1" table:formula="of:=-0.0370665" office:value-type="float" office:value="-0.0370665" calcext:value-type="float">
            <text:p>-0.0370665</text:p>
          </table:table-cell>
          <table:table-cell office:value-type="float" office:value="0.63698254" calcext:value-type="float">
            <text:p>0.63698254</text:p>
          </table:table-cell>
          <table:table-cell table:number-columns-repeated="7"/>
          <table:table-cell office:value-type="string" calcext:value-type="string">
            <text:p>k1</text:p>
          </table:table-cell>
          <table:table-cell table:formula="of:=[.$A$5]" office:value-type="float" office:value="-0.23137358" calcext:value-type="float">
            <text:p>-0.23137358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k2</text:p>
          </table:table-cell>
          <table:table-cell table:formula="of:=[.$B$5]" office:value-type="float" office:value="-0.58058596" calcext:value-type="float">
            <text:p>-0.580585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BSLAM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string" calcext:value-type="string">
            <text:p>k3</text:p>
          </table:table-cell>
          <table:table-cell table:formula="of:=[.$E$5]" office:value-type="float" office:value="0.63698254" calcext:value-type="float">
            <text:p>0.6369825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width</text:p>
          </table:table-cell>
          <table:table-cell office:value-type="float" office:value="1280" calcext:value-type="float">
            <text:p>1280</text:p>
          </table:table-cell>
          <table:table-cell table:number-columns-repeated="3"/>
          <table:table-cell office:value-type="string" calcext:value-type="string">
            <text:p>k4</text:p>
          </table:table-cell>
          <table:table-cell table:formula="of:=[.$F$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t1</text:p>
          </table:table-cell>
          <table:table-cell table:formula="of:=[.$C$5]" office:value-type="float" office:value="-0.0794871" calcext:value-type="float">
            <text:p>-0.0794871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t2</text:p>
          </table:table-cell>
          <table:table-cell table:formula="of:=[.$D$5]" office:value-type="float" office:value="-0.0370665" calcext:value-type="float">
            <text:p>-0.0370665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DSOSLAM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1238.2207" calcext:value-type="float">
            <text:p>1238.2207</text:p>
          </table:table-cell>
          <table:table-cell office:value-type="float" office:value="0" calcext:value-type="float">
            <text:p>0</text:p>
          </table:table-cell>
          <table:table-cell office:value-type="float" office:value="356.263946" calcext:value-type="float">
            <text:p>356.263946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7.63698" calcext:value-type="float">
            <text:p>1297.63698</text:p>
          </table:table-cell>
          <table:table-cell office:value-type="float" office:value="669.608876" calcext:value-type="float">
            <text:p>669.608876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-0.23137358" calcext:value-type="float">
            <text:p>-0.23137358</text:p>
          </table:table-cell>
          <table:table-cell office:value-type="float" office:value="-0.58058596" calcext:value-type="float">
            <text:p>-0.58058596</text:p>
          </table:table-cell>
          <table:table-cell office:value-type="float" office:value="-0.0794871" calcext:value-type="float">
            <text:p>-0.0794871</text:p>
          </table:table-cell>
          <table:table-cell table:style-name="ce1" table:formula="of:=-0.0370665" office:value-type="float" office:value="-0.0370665" calcext:value-type="float">
            <text:p>-0.0370665</text:p>
          </table:table-cell>
          <table:table-cell office:value-type="float" office:value="0.63698254" calcext:value-type="float">
            <text:p>0.6369825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RBSLAM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KR" svg:font-family="'Noto Sans KR'" style:font-family-generic="system" style:font-pitch="variable"/>
    <style:font-face style:name="맑은 고딕" svg:font-family="'맑은 고딕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KR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0" number:min-decimal-places="0" number:min-integer-digits="1" number:grouping="true"/>
    </number:number-style>
    <number:number-style style:name="N150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2P0" style:volatile="true">
      <number:text>₩</number:text>
      <number:number number:decimal-places="2" number:min-decimal-places="2" number:min-integer-digits="1" number:grouping="true"/>
    </number:number-style>
    <number:number-style style:name="N152">
      <number:text>-₩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3P0" style:volatile="true">
      <number:text>₩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3P0"/>
    </number:number-style>
    <number:date-style style:name="N154">
      <number:day number:style="long"/>
      <number:text>-</number:text>
      <number:month number:textual="true"/>
      <number:text>-</number:text>
      <number:year/>
    </number:date-style>
    <number:date-style style:name="N155">
      <number:day number:style="long"/>
      <number:text>-</number:text>
      <number:month number:textual="true"/>
    </number:date-style>
    <number:date-style style:name="N156">
      <number:month number:textual="true"/>
      <number:text>-</number:text>
      <number:year/>
    </number:date-style>
    <number:time-style style:name="N157">
      <number:hours/>
      <number:text>:</number:text>
      <number:minutes number:style="long"/>
      <number:text> </number:text>
      <number:am-pm/>
    </number:tim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9">
      <number:hours/>
      <number:text>:</number:text>
      <number:minutes number:style="long"/>
    </number:time-style>
    <number:time-style style:name="N160">
      <number:hours/>
      <number:text>:</number:text>
      <number:minutes number:style="long"/>
      <number:text>:</number:text>
      <number:seconds number:style="long"/>
    </number:time-style>
    <number:date-style style:name="N161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6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date-style style:name="N168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69">
      <number:month number:style="long"/>
      <number:text>-</number:text>
      <number:day number:style="long"/>
    </number:date-style>
    <number:date-style style:name="N170">
      <number:month number:style="long"/>
      <number:text>-</number:text>
      <number:day number:style="long"/>
      <number:text>-</number:text>
      <number:year/>
    </number:date-style>
    <number:date-style style:name="N171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72">
      <number:hours/>
      <number:text>시</number:text>
      <number:minutes number:style="long"/>
      <number:text>분</number:text>
    </number:time-style>
    <number:time-style style:name="N173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4">
      <number:year number:style="long"/>
      <number:text>/</number:text>
      <number:month number:style="long"/>
      <number:text>/</number:text>
      <number:day number:style="long"/>
    </number:date-style>
    <number:number-style style:name="N175P0" style:volatile="true">
      <number:number number:decimal-places="0" number:min-decimal-places="0" number:min-integer-digits="1" number:grouping="true"/>
    </number:number-style>
    <number:number-style style:name="N175">
      <number:text>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</number:number-style>
    <number:number-style style:name="N17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decimal-places="2" number:min-integer-digits="1" number:grouping="true"/>
    </number:number-style>
    <number:number-style style:name="N177">
      <number:text>-</number:text>
      <number:number number:decimal-places="2" number:min-decimal-places="2" number:min-integer-digits="1" number:grouping="true"/>
      <style:map style:condition="value()&gt;=0" style:apply-style-name="N177P0"/>
    </number:number-style>
    <number:number-style style:name="N178P0" style:volatile="true">
      <number:number number:decimal-places="2" number:min-decimal-places="2" number:min-integer-digits="1" number:grouping="true"/>
    </number:number-style>
    <number:number-style style:name="N17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8P0"/>
    </number:number-style>
    <number:number-style style:name="N18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2" style:volatile="true">
      <number:text> </number:text>
      <number:fill-character> </number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2" style:volatile="true">
      <number:text> ₩</number:text>
      <number:fill-character> </number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4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4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time-style style:name="N195">
      <number:minutes number:style="long"/>
      <number:text>:</number:text>
      <number:seconds number:style="long"/>
    </number:time-style>
    <number:time-style style:name="N19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7">
      <number:minutes number:style="long"/>
      <number:text>:</number:text>
      <number:seconds number:style="long" number:decimal-places="1"/>
    </number:time-style>
    <number:number-style style:name="N19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맑은 고딕" style:font-family-asian="'맑은 고딕'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ct-526-tj</meta:initial-creator>
    <meta:creation-date>2022-07-29T05:30:53</meta:creation-date>
    <dc:date>2022-07-31T19:58:37.626000000</dc:date>
    <meta:generator>LibreOffice/7.3.4.2$Windows_X86_64 LibreOffice_project/728fec16bd5f605073805c3c9e7c4212a0120dc5</meta:generator>
    <meta:editing-duration>PT48M7S</meta:editing-duration>
    <meta:editing-cycles>5</meta:editing-cycles>
    <meta:document-statistic meta:table-count="2" meta:cell-count="167" meta:object-count="0"/>
    <meta:user-defined meta:name="AppVersion">16.0300</meta:user-defined>
  </office:meta>
</office:document-meta>
</file>